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fo:letter-spacing="normal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T1" style:family="text">
      <style:text-properties style:font-name="Poppins" fo:font-size="11.25pt" fo:font-style="normal" fo:font-weight="normal"/>
    </style:style>
    <style:style style:name="T2" style:family="text">
      <style:text-properties fo:font-variant="normal" fo:text-transform="none" fo:color="#1d2125" loext:opacity="100%" style:font-name="Poppins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de al usuario que introduzca una cadena y determinar si esa cadena está formada sólo por letras mayúsculas, sólo por minúsculas o por una mezcla de ambas</text:p>
      <text:p text:style-name="P5"><text:bookmark text:name="yui_3_17_2_1_1698172310483_592"/>nota: puedes utilizar </text:p>
      <text:p text:style-name="P3"><text:span text:style-name="T2">charAt()     toUpperCase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24T20:32:13.741115227</dc:date>
    <meta:editing-duration>PT9M37S</meta:editing-duration>
    <meta:editing-cycles>13</meta:editing-cycles>
    <meta:generator>LibreOffice/7.4.7.2$Linux_X86_64 LibreOffice_project/40$Build-2</meta:generator>
    <meta:document-statistic meta:table-count="0" meta:image-count="0" meta:object-count="0" meta:page-count="1" meta:paragraph-count="3" meta:word-count="32" meta:character-count="203" meta:non-whitespace-character-count="169"/>
  </office:meta>
</office:document-meta>
</file>